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2a7" officeooo:paragraph-rsid="001162a7"/>
    </style:style>
    <style:style style:name="P2" style:family="paragraph" style:parent-style-name="Standard">
      <style:text-properties officeooo:rsid="0012deb9" officeooo:paragraph-rsid="0012deb9"/>
    </style:style>
    <style:style style:name="P3" style:family="paragraph" style:parent-style-name="Standard">
      <style:text-properties officeooo:rsid="0012deb9" officeooo:paragraph-rsid="0015c172"/>
    </style:style>
    <style:style style:name="P4" style:family="paragraph" style:parent-style-name="Standard">
      <style:text-properties officeooo:rsid="0014380e" officeooo:paragraph-rsid="0014380e"/>
    </style:style>
    <style:style style:name="P5" style:family="paragraph" style:parent-style-name="Standard">
      <style:text-properties officeooo:rsid="0015c172" officeooo:paragraph-rsid="0015c172"/>
    </style:style>
    <style:style style:name="T1" style:family="text">
      <style:text-properties officeooo:rsid="0012deb9"/>
    </style:style>
    <style:style style:name="T2" style:family="text">
      <style:text-properties officeooo:rsid="0014380e"/>
    </style:style>
    <style:style style:name="T3" style:family="text">
      <style:text-properties officeooo:rsid="0015c172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659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cê é Renne Bras, uma ordinária detetive. Você entrou no ramo a sete anos, precisamente após o término do seu relacionamento mais longo.</text:p>
      <text:p text:style-name="P4"/>
      <text:p text:style-name="P4">Você ficou famosa por resolver o caso dos misteriosos sequestros na capital. </text:p>
      <text:p text:style-name="P4"/>
      <text:p text:style-name="P1"><text:span text:style-name="T2">Desde então seus</text:span> últimos sete anos <text:span text:style-name="T1">se resumiram a trabalhos em cidades do estado de Sao Paulo.</text:span></text:p>
      <text:p text:style-name="P1"/>
      <text:p text:style-name="P2"><text:span text:style-name="T2">Tudo mundo quando d</text:span>ias atrás você recebeu uma mensagem de uma antiga amiga.</text:p>
      <text:p text:style-name="P2"/>
      <text:p text:style-name="P2">“Renne a quanto tempo, eu estou enviando essa mensagem por que estou ficando sem esperanças. Um casal de amigos meus dispareceu há uma semana. Eu chamei a polícia porém eles não conseguiram encontrar evidências suficiente para continuar a investigação. Eu gostaria de contratar você para investigar esse caso. Eu moro em Sao Bento do Oeste, Minas Gerais, próximo da fronteira com São Paulo. Por favor me ajude Renne, você é minha <text:span text:style-name="T3">última</text:span> esperança. Com amor, <text:span text:style-name="T3">Júlia.”</text:span></text:p>
      <text:p text:style-name="P2"/>
      <text:p text:style-name="P5">Você nunca aceitava trabalhos fora de Sao Paulo, porém dessa fez você abriu uma exceção.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7T15:51:28.397728279</meta:creation-date>
    <dc:date>2020-03-07T17:05:32.405088324</dc:date>
    <meta:editing-duration>PT10M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56" meta:character-count="936" meta:non-whitespace-character-count="785"/>
  </office:meta>
</office:document-meta>
</file>